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32422"/>
    </style:style>
    <style:style style:name="P2" style:family="paragraph" style:parent-style-name="Standard" style:list-style-name="L1">
      <style:text-properties officeooo:paragraph-rsid="00076bdc"/>
    </style:style>
    <style:style style:name="P3" style:family="paragraph" style:parent-style-name="Standard" style:list-style-name="L1">
      <style:text-properties officeooo:rsid="00032422" officeooo:paragraph-rsid="00032422"/>
    </style:style>
    <style:style style:name="P4" style:family="paragraph" style:parent-style-name="Standard" style:list-style-name="L1">
      <style:text-properties officeooo:rsid="0003fa3a" officeooo:paragraph-rsid="0003fa3a"/>
    </style:style>
    <style:style style:name="P5" style:family="paragraph" style:parent-style-name="Standard" style:list-style-name="L1">
      <style:text-properties officeooo:rsid="0004cb4a" officeooo:paragraph-rsid="0004cb4a"/>
    </style:style>
    <style:style style:name="P6" style:family="paragraph" style:parent-style-name="Standard" style:list-style-name="L1">
      <style:text-properties officeooo:rsid="0005895e" officeooo:paragraph-rsid="0005895e"/>
    </style:style>
    <style:style style:name="P7" style:family="paragraph" style:parent-style-name="Standard" style:list-style-name="L1">
      <style:text-properties officeooo:rsid="00076bdc" officeooo:paragraph-rsid="00076bdc"/>
    </style:style>
    <style:style style:name="P8" style:family="paragraph" style:parent-style-name="Standard" style:list-style-name="L1">
      <style:text-properties officeooo:rsid="0009c647" officeooo:paragraph-rsid="0009c647"/>
    </style:style>
    <style:style style:name="P9" style:family="paragraph" style:parent-style-name="Standard" style:list-style-name="L1">
      <style:text-properties officeooo:rsid="000b13ea" officeooo:paragraph-rsid="000b13ea"/>
    </style:style>
    <style:style style:name="T1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officeooo:rsid="000901fe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officeooo:rsid="0005895e"/>
    </style:style>
    <style:style style:name="T7" style:family="text">
      <style:text-properties officeooo:rsid="00076bdc"/>
    </style:style>
    <style:style style:name="T8" style:family="text">
      <style:text-properties officeooo:rsid="000c52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89870995654699402" text:style-name="L1">
        <text:list-item>
          <text:p text:style-name="P3">Ao tentar visualizar dados de um participante, <text:span text:style-name="T8">na aba de emitir parecer, </text:span>sistema retorna a uma pagina não encontrada.</text:p>
        </text:list-item>
        <text:list-item>
          <text:p text:style-name="P1"><text:span text:style-name="T1"><text:s/>A opção “Ver Parecer” </text:span><text:span text:style-name="T2">não aparece na tela de listagem dos projetos. O diretor precisa clicar em “Avaliar Projeto” para ver o parecer.</text:span></text:p>
        </text:list-item>
        <text:list-item>
          <text:p text:style-name="P4">Ao tentar visualizar <text:span text:style-name="T7">detalhes de</text:span> projeto onde o coordenador é participante, papel coordenador é <text:span text:style-name="T6">excluído</text:span> da pessoa <text:span text:style-name="T6">no banco de dados</text:span>.</text:p>
        </text:list-item>
        <text:list-item>
          <text:p text:style-name="P4"><text:span text:style-name="T1">Sistema envia comentário </text:span><text:span text:style-name="T2">sobre projeto com campo em branco.</text:span></text:p>
        </text:list-item>
        <text:list-item>
          <text:p text:style-name="P5">Ao cancelar ações, o retorno é sempre para Pagina Não Encontrada.</text:p>
        </text:list-item>
        <text:list-item>
          <text:p text:style-name="P5">Botão voltar do retorno Pagina Não Encontrada não funciona</text:p>
        </text:list-item>
        <text:list-item>
          <text:p text:style-name="P6">Sistema permite que seja cadastrado um projeto com data de inicio e termino iguais.</text:p>
        </text:list-item>
        <text:list-item>
          <text:p text:style-name="P6">Sistema não exibe mensagem de erro para data de termino anterior a data atual (Cadastro e Edição de projeto.)</text:p>
        </text:list-item>
        <text:list-item>
          <text:p text:style-name="P6">Sistema não tem restrição de tipo e tamanho de arquivo a ser anexado.</text:p>
        </text:list-item>
        <text:list-item>
          <text:p text:style-name="P7">Botão de excluir anexos na edição de um projeto não funciona.</text:p>
        </text:list-item>
        <text:list-item>
          <text:p text:style-name="P2"><text:span text:style-name="T7">Mesmo com todos os dados preenchidos projeto não é submetido. Retorna a pagina de preencher dados do projeto com mensagem: É</text:span><text:span text:style-name="T2"> necessário preencher todas as informações do projeto para submetê-lo.</text:span></text:p>
        </text:list-item>
        <text:list-item>
          <text:p text:style-name="P7">Ao tentar excluir um anexo antes de submeter o projeto, botão de excluir não funciona.</text:p>
        </text:list-item>
        <text:list-item>
          <text:p text:style-name="P7">Apos preencher dados do projeto e clicar em submeter, anexos somem e projeto não é submetido.</text:p>
        </text:list-item>
        <text:list-item>
          <text:p text:style-name="P7">Sistema permite que ao adicionar parecerista, campo prazo seja preenchido com data menor que atual.</text:p>
        </text:list-item>
        <text:list-item>
          <text:p text:style-name="P7"><text:span text:style-name="T1">Sistema permite que </text:span><text:span text:style-name="T2">ator seja coordenador e </text:span><text:span text:style-name="T4">se vincule como</text:span><text:span text:style-name="T2"> participante de um projeto.</text:span></text:p>
        </text:list-item>
        <text:list-item>
          <text:p text:style-name="P8"><text:span text:style-name="T2">Alguns projetos, ao adicionar outro participante, sobrescreve o anterior.</text:span></text:p>
        </text:list-item>
        <text:list-item>
          <text:p text:style-name="P9"><text:span text:style-name="T2">Sistema vincula participante com mesmos dados mais de uma vez.</text:span>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5:18:44.899946807</meta:creation-date>
    <dc:date>2015-10-07T15:41:05.145161125</dc:date>
    <meta:editing-duration>PT6H16M13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17" meta:word-count="275" meta:character-count="1624" meta:non-whitespace-character-count="1382"/>
  </office:meta>
</office:document-meta>
</file>